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99ff66" fo:border="0.06pt solid #000000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Thigiverse File Name</text:p>
          </table:table-cell>
          <table:table-cell/>
          <table:table-cell table:style-name="ce2" office:value-type="string" calcext:value-type="string">
            <text:p>Finished</text:p>
          </table:table-cell>
          <table:table-cell table:style-name="ce4" office:value-type="string" calcext:value-type="string">
            <text:p>Incomplete</text:p>
          </table:table-cell>
          <table:table-cell table:style-name="ce6" office:value-type="string" calcext:value-type="string">
            <text:p>Not Started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Uplo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BottomZRod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Carriag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ExtruderArm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ExtruderBody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ExtruderPin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FanDuc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HotendClip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LeftBed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LeftIdlerCorner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LeftXEnd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LeftZBrac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PSUCornerBrac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AMPS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ightBed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ightIdlerCorner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ightXEnd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ightZBrac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SidePSU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TopZRod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YEndstop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ZMotor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ZNut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FrontPSU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XYMotorMount.st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4-CornerTrussBrace.st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4-FlatBracePlate.st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-YRodMount.st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-CornerBrace.st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HBLTBS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FS3-1515-15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FS3-1515-25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FS3-1515-3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FS3-1515-3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FS3-1515-34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FS3-1515-38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FS3-1515-38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17:49:30.7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41S</meta:editing-duration>
    <meta:editing-cycles>4</meta:editing-cycles>
    <meta:generator>LibreOffice/5.0.2.2$Windows_x86 LibreOffice_project/37b43f919e4de5eeaca9b9755ed688758a8251fe</meta:generator>
    <dc:date>2016-03-27T18:33:27.066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